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Table1.28" style:family="table-row">
      <style:table-row-properties style:min-row-height="0.4896in"/>
    </style:style>
    <style:style style:name="Table2" style:family="table">
      <style:table-properties style:width="4.3875in" table:align="left"/>
    </style:style>
    <style:style style:name="Table2.A" style:family="table-column">
      <style:table-column-properties style:column-width="1.4576in"/>
    </style:style>
    <style:style style:name="Table2.B" style:family="table-column">
      <style:table-column-properties style:column-width="2.9299in"/>
    </style:style>
    <style:style style:name="Table2.A1" style:family="table-cell">
      <style:table-cell-properties style:vertical-align="middle" fo:padding="0.0194in" fo:border="none"/>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Table_20_Contents">
      <style:text-properties officeooo:rsid="0029b4e6" officeooo:paragraph-rsid="0029b4e6"/>
    </style:style>
    <style:style style:name="P18" style:family="paragraph" style:parent-style-name="Table_20_Contents">
      <style:text-properties officeooo:rsid="002b7d03" officeooo:paragraph-rsid="002b7d03"/>
    </style:style>
    <style:style style:name="P19" style:family="paragraph" style:parent-style-name="Table_20_Contents">
      <style:text-properties officeooo:rsid="002c6685" officeooo:paragraph-rsid="002c6685"/>
    </style:style>
    <style:style style:name="P20" style:family="paragraph" style:parent-style-name="Table_20_Contents">
      <style:text-properties officeooo:rsid="00305295" officeooo:paragraph-rsid="00305295"/>
    </style:style>
    <style:style style:name="P21" style:family="paragraph" style:parent-style-name="Table_20_Contents">
      <style:text-properties officeooo:rsid="0030fb86" officeooo:paragraph-rsid="0030fb86"/>
    </style:style>
    <style:style style:name="P22" style:family="paragraph" style:parent-style-name="Table_20_Contents">
      <style:text-properties officeooo:rsid="0032ba8b" officeooo:paragraph-rsid="0032ba8b"/>
    </style:style>
    <style:style style:name="P23" style:family="paragraph" style:parent-style-name="Table_20_Contents">
      <style:text-properties officeooo:rsid="0033726f" officeooo:paragraph-rsid="0033726f"/>
    </style:style>
    <style:style style:name="P24" style:family="paragraph" style:parent-style-name="Table_20_Contents">
      <style:text-properties officeooo:rsid="0033b087" officeooo:paragraph-rsid="0033b087"/>
    </style:style>
    <style:style style:name="P25" style:family="paragraph" style:parent-style-name="Table_20_Contents">
      <style:text-properties officeooo:rsid="00351e59" officeooo:paragraph-rsid="00351e59"/>
    </style:style>
    <style:style style:name="P26" style:family="paragraph" style:parent-style-name="Table_20_Contents">
      <style:text-properties officeooo:rsid="003d611b" officeooo:paragraph-rsid="003d611b"/>
    </style:style>
    <style:style style:name="P27" style:family="paragraph" style:parent-style-name="Table_20_Contents">
      <style:text-properties officeooo:rsid="003f30a8" officeooo:paragraph-rsid="003f30a8"/>
    </style:style>
    <style:style style:name="P28" style:family="paragraph" style:parent-style-name="Table_20_Contents">
      <style:text-properties officeooo:rsid="003f888c" officeooo:paragraph-rsid="003f888c"/>
    </style:style>
    <style:style style:name="P29" style:family="paragraph" style:parent-style-name="Table_20_Contents">
      <style:text-properties officeooo:rsid="0041c17a" officeooo:paragraph-rsid="0041c17a"/>
    </style:style>
    <style:style style:name="P30" style:family="paragraph" style:parent-style-name="Table_20_Contents">
      <style:text-properties fo:font-weight="normal" officeooo:rsid="003d611b" officeooo:paragraph-rsid="003d611b" style:font-weight-asian="normal" style:font-weight-complex="normal"/>
    </style:style>
    <style:style style:name="P31" style:family="paragraph" style:parent-style-name="Table_20_Contents">
      <style:text-properties fo:font-weight="normal" officeooo:rsid="00478e2b" officeooo:paragraph-rsid="00478e2b" style:font-weight-asian="normal" style:font-weight-complex="normal"/>
    </style:style>
    <style:style style:name="P32" style:family="paragraph" style:parent-style-name="Table_20_Contents">
      <style:text-properties fo:font-weight="bold" officeooo:rsid="003d611b" officeooo:paragraph-rsid="003d611b" style:font-weight-asian="bold" style:font-weight-complex="bold"/>
    </style:style>
    <style:style style:name="P33" style:family="paragraph" style:parent-style-name="Table_20_Contents">
      <style:text-properties fo:font-weight="bold" officeooo:rsid="0046aa12" officeooo:paragraph-rsid="0046aa12" style:font-weight-asian="bold" style:font-weight-complex="bold"/>
    </style:style>
    <style:style style:name="P34" style:family="paragraph" style:parent-style-name="Table_20_Contents">
      <style:text-properties fo:font-weight="bold" officeooo:rsid="0049e602" officeooo:paragraph-rsid="0049e602" style:font-weight-asian="bold" style:font-weight-complex="bold"/>
    </style:style>
    <style:style style:name="P35" style:family="paragraph" style:parent-style-name="Table_20_Contents">
      <style:text-properties fo:font-weight="bold" officeooo:rsid="0056e9b4" officeooo:paragraph-rsid="0056e9b4" style:font-weight-asian="bold" style:font-weight-complex="bold"/>
    </style:style>
    <style:style style:name="P36" style:family="paragraph" style:parent-style-name="Table_20_Contents">
      <style:text-properties officeooo:rsid="004980da" officeooo:paragraph-rsid="004980da"/>
    </style:style>
    <style:style style:name="P37" style:family="paragraph" style:parent-style-name="Table_20_Contents">
      <style:text-properties officeooo:rsid="0049e602" officeooo:paragraph-rsid="0049e602"/>
    </style:style>
    <style:style style:name="P38" style:family="paragraph" style:parent-style-name="Table_20_Contents">
      <style:text-properties officeooo:rsid="0050c80f" officeooo:paragraph-rsid="0050c80f"/>
    </style:style>
    <style:style style:name="P39" style:family="paragraph" style:parent-style-name="Table_20_Contents">
      <style:text-properties officeooo:rsid="00511924" officeooo:paragraph-rsid="00511924"/>
    </style:style>
    <style:style style:name="P40" style:family="paragraph" style:parent-style-name="Table_20_Contents">
      <style:text-properties officeooo:rsid="00548eb5" officeooo:paragraph-rsid="00548eb5"/>
    </style:style>
    <style:style style:name="P41" style:family="paragraph" style:parent-style-name="Table_20_Contents">
      <style:text-properties officeooo:rsid="0055f114" officeooo:paragraph-rsid="0055f114"/>
    </style:style>
    <style:style style:name="P42" style:family="paragraph" style:parent-style-name="Table_20_Contents">
      <style:text-properties officeooo:rsid="00563b05" officeooo:paragraph-rsid="00563b05"/>
    </style:style>
    <style:style style:name="P43" style:family="paragraph" style:parent-style-name="Table_20_Contents">
      <style:text-properties officeooo:paragraph-rsid="00563b05"/>
    </style:style>
    <style:style style:name="P44" style:family="paragraph" style:parent-style-name="Table_20_Contents">
      <style:text-properties officeooo:rsid="00586618" officeooo:paragraph-rsid="00586618"/>
    </style:style>
    <style:style style:name="P45" style:family="paragraph" style:parent-style-name="Table_20_Contents">
      <style:text-properties officeooo:rsid="005e9c70" officeooo:paragraph-rsid="005e9c70"/>
    </style:style>
    <style:style style:name="P46" style:family="paragraph" style:parent-style-name="Preformatted_20_Text">
      <style:paragraph-properties fo:margin-top="0in" fo:margin-bottom="0.1965in" loext:contextual-spacing="false"/>
    </style:style>
    <style:style style:name="P47" style:family="paragraph" style:parent-style-name="Preformatted_20_Text">
      <style:paragraph-properties fo:margin-top="0in" fo:margin-bottom="0.1965in" loext:contextual-spacing="false"/>
      <style:text-properties officeooo:rsid="0017d404" officeooo:paragraph-rsid="0017d404"/>
    </style:style>
    <style:style style:name="P48"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49" style:family="paragraph" style:parent-style-name="Standard">
      <style:paragraph-properties fo:margin-top="0in" fo:margin-bottom="0.1965in" loext:contextual-spacing="false"/>
    </style:style>
    <style:style style:name="P50" style:family="paragraph" style:parent-style-name="Preformatted_20_Text">
      <style:text-properties officeooo:rsid="0017957d" officeooo:paragraph-rsid="0017957d"/>
    </style:style>
    <style:style style:name="P51" style:family="paragraph" style:parent-style-name="Preformatted_20_Text">
      <style:text-properties officeooo:rsid="0055f114" officeooo:paragraph-rsid="0055f114"/>
    </style:style>
    <style:style style:name="P52" style:family="paragraph" style:parent-style-name="Heading_20_2">
      <style:text-properties officeooo:rsid="0012dcd0" officeooo:paragraph-rsid="0012dcd0"/>
    </style:style>
    <style:style style:name="P53" style:family="paragraph" style:parent-style-name="Text_20_body">
      <style:text-properties officeooo:rsid="00146f50" officeooo:paragraph-rsid="00146f50"/>
    </style:style>
    <style:style style:name="P54" style:family="paragraph" style:parent-style-name="Text_20_body">
      <style:paragraph-properties fo:margin-top="0in" fo:margin-bottom="0in" loext:contextual-spacing="false"/>
    </style:style>
    <style:style style:name="P55" style:family="paragraph" style:parent-style-name="Standard">
      <style:text-properties officeooo:rsid="003a4d72" officeooo:paragraph-rsid="003a4d72"/>
    </style:style>
    <style:style style:name="P56" style:family="paragraph" style:parent-style-name="Table_20_Contents">
      <style:text-properties officeooo:rsid="0055f114" officeooo:paragraph-rsid="0055f114"/>
    </style:style>
    <style:style style:name="P57" style:family="paragraph" style:parent-style-name="Table_20_Contents">
      <style:text-properties officeooo:rsid="006019e3" officeooo:paragraph-rsid="006019e3"/>
    </style:style>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7">
      <style:text-properties officeooo:rsid="0012dcd0" officeooo:paragraph-rsid="0012dcd0"/>
    </style:style>
    <style:style style:name="P61" style:family="paragraph" style:parent-style-name="Text_20_body" style:list-style-name="L1">
      <style:paragraph-properties fo:margin-top="0in" fo:margin-bottom="0in" loext:contextual-spacing="false"/>
    </style:style>
    <style:style style:name="P62" style:family="paragraph" style:parent-style-name="Text_20_body" style:list-style-name="L2">
      <style:paragraph-properties fo:margin-top="0in" fo:margin-bottom="0in" loext:contextual-spacing="false"/>
    </style:style>
    <style:style style:name="P63" style:family="paragraph" style:parent-style-name="Text_20_body" style:list-style-name="L3">
      <style:paragraph-properties fo:margin-top="0in" fo:margin-bottom="0in" loext:contextual-spacing="false"/>
    </style:style>
    <style:style style:name="P64" style:family="paragraph" style:parent-style-name="Text_20_body" style:list-style-name="L4">
      <style:paragraph-properties fo:margin-top="0in" fo:margin-bottom="0in" loext:contextual-spacing="false"/>
    </style:style>
    <style:style style:name="P65"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style:style style:name="T9" style:family="text">
      <style:text-properties officeooo:rsid="002c6685"/>
    </style:style>
    <style:style style:name="T10" style:family="text">
      <style:text-properties officeooo:rsid="0033726f"/>
    </style:style>
    <style:style style:name="T11" style:family="text">
      <style:text-properties officeooo:rsid="0033e385"/>
    </style:style>
    <style:style style:name="T12" style:family="text">
      <style:text-properties officeooo:rsid="00351e59"/>
    </style:style>
    <style:style style:name="T13" style:family="text">
      <style:text-properties officeooo:rsid="003f888c"/>
    </style:style>
    <style:style style:name="T14" style:family="text">
      <style:text-properties fo:font-weight="bold" style:font-weight-asian="bold" style:font-weight-complex="bold"/>
    </style:style>
    <style:style style:name="T15" style:family="text">
      <style:text-properties officeooo:rsid="00563b0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574155886384">
          <table:table-cell table:style-name="Table1.A1" table:number-columns-spanned="2" office:value-type="string">
            <text:p text:style-name="P1">Linux tools</text:p>
          </table:table-cell>
          <table:covered-table-cell/>
        </table:table-row>
        <table:table-row table:style-name="TableLine94574156089248">
          <table:table-cell table:style-name="Table1.A2" office:value-type="string">
            <text:p text:style-name="P1">Iptables</text:p>
          </table:table-cell>
          <table:table-cell table:style-name="Table1.B2" office:value-type="string">
            <text:p text:style-name="Table_20_Contents"/>
          </table:table-cell>
        </table:table-row>
        <table:table-row table:style-name="TableLine94574156192288">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574156192928">
          <table:table-cell table:style-name="Table1.A2" office:value-type="string">
            <text:p text:style-name="P1">Wireshark</text:p>
          </table:table-cell>
          <table:table-cell table:style-name="Table1.B2" office:value-type="string">
            <text:p text:style-name="Table_20_Contents"/>
          </table:table-cell>
        </table:table-row>
        <table:table-row table:style-name="TableLine94574156193728">
          <table:table-cell table:style-name="Table1.A2" office:value-type="string">
            <text:p text:style-name="P1">Dig</text:p>
            <text:p text:style-name="P40">#</text:p>
          </table:table-cell>
          <table:table-cell table:style-name="Table1.B2" office:value-type="string">
            <text:p text:style-name="Table_20_Contents"/>
          </table:table-cell>
        </table:table-row>
        <table:table-row table:style-name="TableLine94574156194528">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46"><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1091183247" text:style-name="L1">
              <text:list-item>
                <text:p text:style-name="P61"><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1880243767" text:style-name="L2">
              <text:list-item>
                <text:p text:style-name="P62"><text:span text:style-name="Strong_20_Emphasis">NF:</text:span> NF command keeps a count of the number of fields within the current input record. </text:p>
              </text:list-item>
            </text:list>
            <text:list xml:id="list1982725177" text:style-name="L3">
              <text:list-item>
                <text:p text:style-name="P63"><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2033910966" text:style-name="L4">
              <text:list-item>
                <text:p text:style-name="P64"><text:span text:style-name="Strong_20_Emphasis">RS:</text:span> RS command stores the current record separator character. Since, by <text:soft-page-break/>default, an input line is the input record, the default record separator character is a newline. </text:p>
              </text:list-item>
            </text:list>
            <text:list xml:id="list1390894484" text:style-name="L5">
              <text:list-item>
                <text:p text:style-name="P65"><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3579402024" text:style-name="L6">
              <text:list-item>
                <text:p text:style-name="P58"><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ext:p text:style-name="P2"/>
            <text:p text:style-name="P2"/>
            <text:p text:style-name="P2">Display lines which end with the letter r:</text:p>
            <text:p text:style-name="P2">$ sed -n '/r$/ p' employee.txt</text:p>
            <text:p text:style-name="P2"/>
            <text:p text:style-name="P2"/>
          </table:table-cell>
          <table:table-cell table:style-name="Table1.B2" office:value-type="string">
            <text:p text:style-name="P36">Stream editor:</text:p>
            <text:p text:style-name="P36"/>
            <text:p text:style-name="P37">sed [options] {pattern} file</text:p>
            <text:p text:style-name="P37"/>
            <text:p text:style-name="P37">Delete all the empty lines from a file:</text:p>
            <text:p text:style-name="P34">sed '/^$/ d' employee.txt</text:p>
            <text:p text:style-name="P37">Delete all comment lines (assuming the comment starts with</text:p>
            <text:p text:style-name="P37">#):</text:p>
            <text:p text:style-name="P34">sed '/^#/ d' employee.txt</text:p>
            <text:p text:style-name="P37"/>
            <text:p text:style-name="P37"/>
            <text:p text:style-name="P37"/>
            <text:p text:style-name="P37">sed 's|/usr/local/bin|/usr/bin|' path.txt</text:p>
            <text:p text:style-name="P37">sed 's^/usr/local/bin^/usr/bin^' path.txt</text:p>
            <text:p text:style-name="P37">sed 's@/usr/local/bin@/usr/bin@' path.txt</text:p>
            <text:p text:style-name="P37">sed 's!/usr/local/bin!/usr/bin!' path.txt</text:p>
            <text:p text:style-name="P37"/>
            <text:p text:style-name="P37"/>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text:soft-page-break/>-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text:soft-page-break/></text:p>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50">/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46">}</text:p>
            <text:p text:style-name="P46"/>
            <text:p text:style-name="P47">#logrotate -d <text:span text:style-name="T6">/ path/ to / config_file</text:span></text:p>
            <text:p text:style-name="P48"/>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53">The time parameter isn’t enough to set in this example. We will utilize a condition to specify that the particular script should be executed on every month’s first Monday:</text:p>
            <text:p text:style-name="P54">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52"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54">* * * * * cd /home/linuxhint &amp;&amp; /bin/bash shell-testscript.sh &gt; /dev/null 2&gt;&amp;1</text:p>
            <text:p text:style-name="P10"/>
            <text:list xml:id="list3222543069" text:style-name="L7">
              <text:list-item>
                <text:p text:style-name="P60">The “<text:span text:style-name="Strong_20_Emphasis">&gt; /dev/null</text:span>” part of the command instructs cron to redirect the Standard Output (STDOUT) to /dev/null. </text:p>
              </text:list-item>
              <text:list-item>
                <text:p text:style-name="P59">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row table:style-name="Table1.7">
          <table:table-cell table:style-name="Table1.A2" office:value-type="string">
            <text:p text:style-name="P18">#less</text:p>
            <text:p text:style-name="P18">- <text:span text:style-name="T9">search pattern with “/ pattern”</text:span></text:p>
            <text:p text:style-name="P19"><text:soft-page-break/>return only matching pattern with “&amp; pattern”</text:p>
            <text:p text:style-name="P17"/>
          </table:table-cell>
          <table:table-cell table:style-name="Table1.B2" office:value-type="string">
            <text:p text:style-name="P20">Q</text:p>
          </table:table-cell>
        </table:table-row>
        <table:table-row table:style-name="Table1.7">
          <table:table-cell table:style-name="Table1.A2" office:value-type="string">
            <text:p text:style-name="P20">#sendmail</text:p>
            <text:p text:style-name="P20"/>
            <text:p text:style-name="P20"/>
            <text:p text:style-name="P20"/>
          </table:table-cell>
          <table:table-cell table:style-name="Table1.B2" office:value-type="string">
            <text:p text:style-name="P20"/>
            <text:p text:style-name="P20"/>
          </table:table-cell>
        </table:table-row>
        <table:table-row table:style-name="Table1.7">
          <table:table-cell table:style-name="Table1.A2" office:value-type="string">
            <text:p text:style-name="P21">#lsof</text:p>
            <text:p text:style-name="P21"/>
            <text:p text:style-name="P22"># lsof -p &lt;pid_no&gt; : <text:span text:style-name="T10">list all files related to certain pid</text:span></text:p>
            <text:p text:style-name="P22"/>
            <text:p text:style-name="P24">#lsof -c &lt;process_name&gt;</text:p>
            <text:p text:style-name="P21"/>
          </table:table-cell>
          <table:table-cell table:style-name="Table1.B2" office:value-type="string">
            <text:p text:style-name="P22">#list all open files</text:p>
            <text:p text:style-name="P22"/>
            <text:p text:style-name="P22">https://www.tecmint.com/10-lsof-command-examples-in-linux/</text:p>
          </table:table-cell>
        </table:table-row>
        <table:table-row table:style-name="Table1.7">
          <table:table-cell table:style-name="Table1.A2" office:value-type="string">
            <text:p text:style-name="P21">#ss</text:p>
            <text:p text:style-name="P25"># ss -t : list all tcp connection</text:p>
            <text:p text:style-name="P25"># ss -u</text:p>
            <text:p text:style-name="P25"># sss -4 state listening</text:p>
            <text:p text:style-name="P23">#</text:p>
          </table:table-cell>
          <table:table-cell table:style-name="Table1.B2" office:value-type="string">
            <text:p text:style-name="P23"># utility to invetigate socket, <text:span text:style-name="T11">update netstat</text:span><text:span text:style-name="T12">z</text:span></text:p>
            <text:p text:style-name="P23"/>
            <text:p text:style-name="P23">https://www.linux.com/topic/networking/introduction-ss-command/</text:p>
          </table:table-cell>
        </table:table-row>
        <table:table-row table:style-name="Table1.7">
          <table:table-cell table:style-name="Table1.A2" office:value-type="string">
            <text:p text:style-name="P26">#journalctl</text:p>
          </table:table-cell>
          <table:table-cell table:style-name="Table1.B2" office:value-type="string">
            <text:p text:style-name="P26"># journalctl -u &lt;service – unit&gt;</text:p>
            <text:p text:style-name="P26"><text:s/>eg: journalctl -u httpd</text:p>
            <text:p text:style-name="P26"># journalctl _UID=&lt;uid&gt;</text:p>
            <text:p text:style-name="P26"><text:s text:c="2"/>eg: get uid of a user from id &lt;user&gt; </text:p>
            <text:p text:style-name="P26"/>
            <text:p text:style-name="P26">#journalctl _PID=</text:p>
          </table:table-cell>
        </table:table-row>
        <table:table-row table:style-name="Table1.7">
          <table:table-cell table:style-name="Table1.A2" office:value-type="string">
            <text:p text:style-name="P27">Vim</text:p>
            <text:p text:style-name="P27">– concatinate filename to current file</text:p>
            <text:p text:style-name="P27"># :r filename</text:p>
            <text:p text:style-name="P27">– run unix command and concatinate to the file</text:p>
            <text:p text:style-name="P27"># r! Command</text:p>
            <text:p text:style-name="P27">– <text:span text:style-name="T13">write content to a file</text:span></text:p>
            <text:p text:style-name="P28"># :w newfilename or :5,10w newfilename</text:p>
            <text:p text:style-name="P28"/>
            <text:p text:style-name="P29"># forward search - &gt; # :/</text:p>
            <text:p text:style-name="P29">#backward search - &gt; :?</text:p>
            <text:p text:style-name="P29"># next occurance - &gt; n</text:p>
            <text:p text:style-name="P29"># previous occurance → N</text:p>
            <text:p text:style-name="P29">#</text:p>
            <text:p text:style-name="P29"/>
            <text:p text:style-name="P27"/>
            <text:p text:style-name="P27">:[range]s[ubstitute]/{pattern}/{string}/[flags] [count]</text:p>
            <text:p text:style-name="P27">The following are three possible substitution flags.</text:p>
            <text:p text:style-name="P27">[c] Confirm each substitution.</text:p>
            <text:p text:style-name="P27">[g] Replace all occurrences in the line.</text:p>
            <text:p text:style-name="P27">[i] Ignore case for the pattern.</text:p>
            <text:p text:style-name="P27"/>
            <text:p text:style-name="P27">Original Text: This is his idea</text:p>
            <text:p text:style-name="P27">:s/\&lt;his\&gt;/her/</text:p>
            <text:p text:style-name="P27">Translated Text: This is her idea</text:p>
            <text:p text:style-name="P27"><text:soft-page-break/></text:p>
            <text:p text:style-name="P27"/>
          </table:table-cell>
          <table:table-cell table:style-name="Table1.B2" office:value-type="string">
            <text:p text:style-name="P26"/>
            <text:p text:style-name="P26">Original Text: Linux is good. Life is nice.</text:p>
            <text:p text:style-name="P26">:%s/\(good\|nice\)/awesome/g</text:p>
            <text:p text:style-name="P26">Translated Text: Linux is awesome. Life is awesome.</text:p>
            <text:p text:style-name="P26"/>
            <text:p text:style-name="P26"/>
            <text:p text:style-name="P26">To enable search result highlight</text:p>
            <text:p text:style-name="P26">:<text:span text:style-name="T14">set hlsearch</text:span></text:p>
            <text:p text:style-name="P32"/>
            <text:p text:style-name="P32"/>
            <text:p text:style-name="P30">To enable Incremental search,</text:p>
            <text:p text:style-name="P32">:set incsearch</text:p>
            <text:p text:style-name="P33">type it and start searching with /pattern</text:p>
            <text:p text:style-name="P33"/>
            <text:p text:style-name="P33"/>
            <text:p text:style-name="P31">Automatic Completion:</text:p>
            <text:p text:style-name="P31"/>
          </table:table-cell>
        </table:table-row>
        <table:table-row table:style-name="Table1.7">
          <table:table-cell table:style-name="Table1.A2" office:value-type="string">
            <text:p text:style-name="P38">Tmux</text:p>
            <text:p text:style-name="P38"/>
          </table:table-cell>
          <table:table-cell table:style-name="Table1.B2" office:value-type="string">
            <text:p text:style-name="P26"/>
          </table:table-cell>
        </table:table-row>
        <table:table-row table:style-name="Table1.7">
          <table:table-cell table:style-name="Table1.A2" office:value-type="string">
            <text:p text:style-name="P39">Squid : for makind proxy:</text:p>
            <text:p text:style-name="P39"/>
            <text:p text:style-name="P39"/>
          </table:table-cell>
          <table:table-cell table:style-name="Table1.B2" office:value-type="string">
            <text:p text:style-name="P26"/>
          </table:table-cell>
        </table:table-row>
        <table:table-row table:style-name="Table1.28">
          <table:table-cell table:style-name="Table1.A2" office:value-type="string">
            <text:p text:style-name="P41">#ssh proxy</text:p>
            <text:p text:style-name="P41"/>
            <text:p text:style-name="P42">#no matching key exchange method found</text:p>
            <text:p text:style-name="P43"><text:span text:style-name="T15">- </text:span>add the following lines to my <text:span text:style-name="Source_20_Text">/etc/ssh/ssh_config</text:span></text:p>
            <text:p text:style-name="Preformatted_20_Text"><text:span text:style-name="Source_20_Text">KexAlgorithms diffie-hellman-group1-sha1,curve25519-sha256@libssh.org,ecdh-sha2-nistp256,ecdh-sha2-nistp384,ecdh-sha2-nistp521,diffie-hellman-group-exchange-sha256,diffie-hellman-group14-sha1</text:span></text:p>
            <text:p text:style-name="P46"><text:span text:style-name="Source_20_Text">Ciphers 3des-cbc,blowfish-cbc,aes128-cbc,aes128-ctr,aes256-ctr</text:span></text:p>
            <text:p text:style-name="P42"/>
            <text:p text:style-name="P42"/>
          </table:table-cell>
          <table:table-cell table:style-name="Table1.B2" office:value-type="string">
            <text:p text:style-name="P41">#bastion host</text:p>
            <text:p text:style-name="P41">- ssh -J &lt;bastion host&gt; &lt;remotehost&gt;</text:p>
            <text:p text:style-name="P41"/>
            <text:p text:style-name="P41"/>
            <text:p text:style-name="P41"/>
            <text:p text:style-name="P35">-Adding to config file:</text:p>
            <text:p text:style-name="P35">-</text:p>
          </table:table-cell>
        </table:table-row>
        <table:table-row table:style-name="Table1.28">
          <table:table-cell table:style-name="Table1.A2" office:value-type="string">
            <text:p text:style-name="P44">#curl</text:p>
            <text:p text:style-name="P44"/>
          </table:table-cell>
          <table:table-cell table:style-name="Table1.B2" office:value-type="string">
            <text:p text:style-name="P51">curl --data "firstName=John&amp;lastName=Doe" https://yourdomain.com/info.php</text:p>
            <text:p text:style-name="P41"/>
          </table:table-cell>
        </table:table-row>
        <table:table-row table:style-name="Table1.28">
          <table:table-cell table:style-name="Table1.A2" office:value-type="string">
            <text:p text:style-name="P45">#nslookup</text:p>
          </table:table-cell>
          <table:table-cell table:style-name="Table1.B2" office:value-type="string">
            <text:p text:style-name="P41"/>
          </table:table-cell>
        </table:table-row>
        <table:table-row table:style-name="Table1.28">
          <table:table-cell table:style-name="Table1.A2" office:value-type="string">
            <text:p text:style-name="P45">#dig</text:p>
          </table:table-cell>
          <table:table-cell table:style-name="Table1.B2" office:value-type="string">
            <text:p text:style-name="P41"/>
          </table:table-cell>
        </table:table-row>
        <table:table-row table:style-name="Table1.28">
          <table:table-cell table:style-name="Table1.A2" office:value-type="string">
            <text:p text:style-name="P57">#sngrep</text:p>
          </table:table-cell>
          <table:table-cell table:style-name="Table1.B2" office:value-type="string">
            <text:p text:style-name="P41"/>
          </table:table-cell>
        </table:table-row>
      </table:table>
      <text:p text:style-name="Standard"><text:tab/></text:p>
      <text:p text:style-name="Standard"/>
      <text:p text:style-name="P49"><text:s/></text:p>
      <text:p text:style-name="Text_20_body">When I type ctrl+r and <text:span text:style-name="Emphasis">then</text:span> start typing I can see what commands in the history match which is great.</text:p>
      <text:p text:style-name="Text_20_body">Now is there a way to search the history on commands I have <text:span text:style-name="Emphasis">already</text:span> typed in the terminal?</text:p>
      <text:p text:style-name="Text_20_body">For example if I type ctrl+r and then type ping I can cycle through servers I have pinged. But if I type "ping" first and then hit ctrl+r it ignores the "ping" I have already typed.</text:p>
      <text:p text:style-name="Text_20_body">Some times I'll get half way though typing out a string of commands and then think "oh I already typed this it sure would be nice to search the history on what I have already typed instead of starting over".</text:p>
      <text:p text:style-name="Text_20_body">Does this make sense what I am asking?</text:p>
      <text:p text:style-name="Standard"/>
      <text:p text:style-name="P55"><text:soft-page-break/></text:p>
      <text:p text:style-name="P55"/>
      <table:table table:name="Table2" table:style-name="Table2">
        <table:table-column table:style-name="Table2.A"/>
        <table:table-column table:style-name="Table2.B"/>
        <table:table-header-rows>
          <table:table-row table:style-name="TableLine94574156220688">
            <table:table-cell table:style-name="Table2.A1" office:value-type="string">
              <text:p text:style-name="Table_20_Heading">Keyboard Shortcut</text:p>
            </table:table-cell>
            <table:table-cell table:style-name="Table2.A1" office:value-type="string">
              <text:p text:style-name="Table_20_Heading">Use of the keyboard shortcut</text:p>
            </table:table-cell>
          </table:table-row>
        </table:table-header-rows>
        <table:table-row table:style-name="TableLine94574156227440">
          <table:table-cell table:style-name="Table2.A1" office:value-type="string">
            <text:p text:style-name="Table_20_Contents">Ctrl-Alt-t</text:p>
          </table:table-cell>
          <table:table-cell table:style-name="Table2.A1" office:value-type="string">
            <text:p text:style-name="Table_20_Contents"><text:span text:style-name="Strong_20_Emphasis">Open</text:span> a new <text:span text:style-name="Strong_20_Emphasis">Terminal</text:span> </text:p>
          </table:table-cell>
        </table:table-row>
        <table:table-row table:style-name="TableLine94574156228032">
          <table:table-cell table:style-name="Table2.A1" office:value-type="string">
            <text:p text:style-name="Table_20_Contents">Ctrl-d</text:p>
          </table:table-cell>
          <table:table-cell table:style-name="Table2.A1" office:value-type="string">
            <text:p text:style-name="Table_20_Contents"><text:span text:style-name="Strong_20_Emphasis">Close</text:span> a terminal</text:p>
          </table:table-cell>
        </table:table-row>
        <table:table-row table:style-name="TableLine94574156228624">
          <table:table-cell table:style-name="Table2.A1" office:value-type="string">
            <text:p text:style-name="Table_20_Contents">Ctrl-c</text:p>
          </table:table-cell>
          <table:table-cell table:style-name="Table2.A1" office:value-type="string">
            <text:p text:style-name="Table_20_Contents"><text:span text:style-name="Strong_20_Emphasis">Cancels</text:span> the currently <text:span text:style-name="Strong_20_Emphasis">running</text:span> command.</text:p>
          </table:table-cell>
        </table:table-row>
        <table:table-row table:style-name="TableLine94574156229216">
          <table:table-cell table:style-name="Table2.A1" office:value-type="string">
            <text:p text:style-name="Table_20_Contents">Ctrl-l</text:p>
          </table:table-cell>
          <table:table-cell table:style-name="Table2.A1" office:value-type="string">
            <text:p text:style-name="Table_20_Contents"><text:span text:style-name="Strong_20_Emphasis">Clears</text:span> the <text:span text:style-name="Strong_20_Emphasis">screen</text:span> just like clear command</text:p>
          </table:table-cell>
        </table:table-row>
      </table:table>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2-02-10T19:32:39.853814209</dc:date>
    <meta:editing-duration>P1DT22H52M3S</meta:editing-duration>
    <meta:editing-cycles>59</meta:editing-cycles>
    <meta:document-statistic meta:table-count="2" meta:image-count="0" meta:object-count="0" meta:page-count="6" meta:paragraph-count="164" meta:word-count="1076" meta:character-count="6793" meta:non-whitespace-character-count="5842"/>
  </office:meta>
</office:document-meta>
</file>